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34682" officeooo:paragraph-rsid="00134682"/>
    </style:style>
    <style:style style:name="P3" style:family="paragraph" style:parent-style-name="Standard">
      <style:text-properties fo:font-size="14pt" fo:font-weight="bold" officeooo:rsid="00134682" officeooo:paragraph-rsid="00134682" style:font-size-asian="14pt" style:font-weight-asian="bold" style:font-size-complex="14pt" style:font-weight-complex="bold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MS LAB-9</text:p>
      <text:p text:style-name="P3">106122112</text:p>
      <text:p text:style-name="P3">CSE B</text:p>
      <text:p text:style-name="P2"/>
      <text:p text:style-name="P2"/>
      <text:p text:style-name="Standard">#include &lt;iostream&gt;</text:p>
      <text:p text:style-name="Standard">#include &lt;vector&gt;</text:p>
      <text:p text:style-name="Standard">#include &lt;set&gt;</text:p>
      <text:p text:style-name="Standard">#include &lt;map&gt;</text:p>
      <text:p text:style-name="Standard">#include &lt;algorithm&gt;</text:p>
      <text:p text:style-name="Standard">using namespace std;</text:p>
      <text:p text:style-name="Standard">struct FunctionalDependency {</text:p>
      <text:p text:style-name="Standard">set&lt;char&gt; lhs;</text:p>
      <text:p text:style-name="Standard">set&lt;char&gt; rhs;</text:p>
      <text:p text:style-name="Standard">};</text:p>
      <text:p text:style-name="Standard">class Normalization {</text:p>
      <text:p text:style-name="Standard">private:</text:p>
      <text:p text:style-name="Standard">set&lt;char&gt; attributes;</text:p>
      <text:p text:style-name="Standard">set&lt;char&gt; candidateKey;</text:p>
      <text:p text:style-name="Standard">vector&lt;FunctionalDependency&gt; fds;</text:p>
      <text:p text:style-name="Standard">public:</text:p>
      <text:p text:style-name="Standard">void inputAttributes() {</text:p>
      <text:p text:style-name="Standard">int n;</text:p>
      <text:p text:style-name="Standard">cout &lt;&lt; "Enter number of attributes: ";</text:p>
      <text:p text:style-name="Standard">cin &gt;&gt; n;</text:p>
      <text:p text:style-name="Standard">cout &lt;&lt; "Enter attributes (single character each): ";</text:p>
      <text:p text:style-name="Standard">for (int i = 0; i &lt; n; i++) {</text:p>
      <text:p text:style-name="Standard">char attr;</text:p>
      <text:p text:style-name="Standard">cin &gt;&gt; attr;</text:p>
      <text:p text:style-name="Standard">attributes.insert(attr);</text:p>
      <text:p text:style-name="Standard">}</text:p>
      <text:p text:style-name="Standard">}</text:p>
      <text:p text:style-name="Standard">void inputCandidateKey() {</text:p>
      <text:p text:style-name="Standard">int n;</text:p>
      <text:p text:style-name="Standard">cout &lt;&lt; "Enter number of attributes in the candidate key: ";</text:p>
      <text:p text:style-name="Standard">cin &gt;&gt; n;</text:p>
      <text:p text:style-name="Standard">cout &lt;&lt; "Enter candidate key attributes: ";</text:p>
      <text:p text:style-name="Standard">for (int i = 0; i &lt; n; i++) {</text:p>
      <text:p text:style-name="Standard">char attr;</text:p>
      <text:p text:style-name="Standard">cin &gt;&gt; attr;</text:p>
      <text:p text:style-name="Standard">candidateKey.insert(attr);</text:p>
      <text:p text:style-name="Standard">}</text:p>
      <text:p text:style-name="Standard">}</text:p>
      <text:p text:style-name="Standard">void inputFunctionalDependencies() {</text:p>
      <text:p text:style-name="Standard">int n;</text:p>
      <text:p text:style-name="Standard">cout &lt;&lt; "Enter number of functional dependencies: ";</text:p>
      <text:p text:style-name="Standard">cin &gt;&gt; n;</text:p>
      <text:p text:style-name="Standard">cout &lt;&lt; "Enter functional dependencies in the format A-&gt;B: \n";</text:p>
      <text:p text:style-name="Standard"><text:soft-page-break/>for (int i = 0; i &lt; n; i++) {</text:p>
      <text:p text:style-name="Standard">string fd;</text:p>
      <text:p text:style-name="Standard">cin &gt;&gt; fd;</text:p>
      <text:p text:style-name="Standard">FunctionalDependency dep;</text:p>
      <text:p text:style-name="Standard">int arrow = fd.find("-&gt;");</text:p>
      <text:p text:style-name="Standard">for (int j = 0; j &lt; arrow; j++) {</text:p>
      <text:p text:style-name="Standard">dep.lhs.insert(fd[j]);</text:p>
      <text:p text:style-name="Standard">}</text:p>
      <text:p text:style-name="Standard">for (int j = arrow + 2; j &lt; fd.length(); j++) {</text:p>
      <text:p text:style-name="Standard">dep.rhs.insert(fd[j]);</text:p>
      <text:p text:style-name="Standard">}</text:p>
      <text:p text:style-name="Standard">fds.push_back(dep);</text:p>
      <text:p text:style-name="Standard">}</text:p>
      <text:p text:style-name="Standard">}</text:p>
      <text:p text:style-name="Standard">bool isSuperKey(const set&lt;char&gt;&amp; key) {</text:p>
      <text:p text:style-name="Standard">// Check if 'key' is a superkey by checking closure</text:p>
      <text:p text:style-name="Standard">set&lt;char&gt; closure = key;</text:p>
      <text:p text:style-name="Standard">bool changed;</text:p>
      <text:p text:style-name="Standard">do {</text:p>
      <text:p text:style-name="Standard">changed = false;</text:p>
      <text:p text:style-name="Standard">for (const auto&amp; fd : fds) {</text:p>
      <text:p text:style-name="Standard">if (includes(closure.begin(), closure.end(), fd.lhs.begin(), fd.lhs.end())) {</text:p>
      <text:p text:style-name="Standard">for (const char&amp; attr : fd.rhs) {</text:p>
      <text:p text:style-name="Standard">if (closure.find(attr) == closure.end()) {</text:p>
      <text:p text:style-name="Standard">closure.insert(attr);</text:p>
      <text:p text:style-name="Standard">changed = true;</text:p>
      <text:p text:style-name="Standard">}</text:p>
      <text:p text:style-name="Standard">}</text:p>
      <text:p text:style-name="Standard">}</text:p>
      <text:p text:style-name="Standard">}</text:p>
      <text:p text:style-name="Standard">} while (changed);</text:p>
      <text:p text:style-name="Standard">return closure == attributes;</text:p>
      <text:p text:style-name="Standard">}</text:p>
      <text:p text:style-name="Standard">void normalize2NF() {</text:p>
      <text:p text:style-name="Standard">cout &lt;&lt; "Decomposition to 2NF:\n";</text:p>
      <text:p text:style-name="Standard">// For simplicity, assuming it's in 1NF. Check partial dependencies and decompose.</text:p>
      <text:p text:style-name="Standard">for (const auto&amp; fd : fds) {</text:p>
      <text:p text:style-name="Standard">if (!includes(candidateKey.begin(), candidateKey.end(), fd.lhs.begin(), fd.lhs.end())) {</text:p>
      <text:p text:style-name="Standard">cout &lt;&lt; "Decompose relation due to partial dependency: ";</text:p>
      <text:p text:style-name="Standard">for (const char&amp; attr : fd.lhs) {</text:p>
      <text:p text:style-name="Standard">cout &lt;&lt; attr;</text:p>
      <text:p text:style-name="Standard">}</text:p>
      <text:p text:style-name="Standard">cout &lt;&lt; " -&gt; ";</text:p>
      <text:p text:style-name="Standard">for (const char&amp; attr : fd.rhs) {</text:p>
      <text:p text:style-name="Standard">cout &lt;&lt; attr;</text:p>
      <text:p text:style-name="Standard">}</text:p>
      <text:p text:style-name="Standard">cout &lt;&lt; "\n";</text:p>
      <text:p text:style-name="Standard">}</text:p>
      <text:p text:style-name="Standard">}</text:p>
      <text:p text:style-name="Standard"><text:soft-page-break/>}</text:p>
      <text:p text:style-name="Standard">void normalize3NF() {</text:p>
      <text:p text:style-name="Standard">cout &lt;&lt; "Decomposition to 3NF:\n";</text:p>
      <text:p text:style-name="Standard">for (const auto&amp; fd : fds) {</text:p>
      <text:p text:style-name="Standard">if (!isSuperKey(fd.lhs) &amp;&amp; !includes(candidateKey.begin(), candidateKey.end(),</text:p>
      <text:p text:style-name="Standard">fd.rhs.begin(), fd.rhs.end())) {</text:p>
      <text:p text:style-name="Standard">cout &lt;&lt; "Decompose relation due to violation of 3NF: ";</text:p>
      <text:p text:style-name="Standard">for (const char&amp; attr : fd.lhs) {</text:p>
      <text:p text:style-name="Standard">cout &lt;&lt; attr;</text:p>
      <text:p text:style-name="Standard">}</text:p>
      <text:p text:style-name="Standard">cout &lt;&lt; " -&gt; ";</text:p>
      <text:p text:style-name="Standard">for (const char&amp; attr : fd.rhs) {</text:p>
      <text:p text:style-name="Standard">cout &lt;&lt; attr;</text:p>
      <text:p text:style-name="Standard">}</text:p>
      <text:p text:style-name="Standard">cout &lt;&lt; "\n";</text:p>
      <text:p text:style-name="Standard">}</text:p>
      <text:p text:style-name="Standard">}</text:p>
      <text:p text:style-name="Standard">}</text:p>
      <text:p text:style-name="Standard">void normalizeBCNF() {</text:p>
      <text:p text:style-name="Standard">cout &lt;&lt; "Decomposition to BCNF:\n";</text:p>
      <text:p text:style-name="Standard">for (const auto&amp; fd : fds) {</text:p>
      <text:p text:style-name="Standard">if (!isSuperKey(fd.lhs)) {</text:p>
      <text:p text:style-name="Standard">cout &lt;&lt; "Decompose relation due to violation of BCNF: ";</text:p>
      <text:p text:style-name="Standard">for (const char&amp; attr : fd.lhs) {</text:p>
      <text:p text:style-name="Standard">cout &lt;&lt; attr;</text:p>
      <text:p text:style-name="Standard">}</text:p>
      <text:p text:style-name="Standard">cout &lt;&lt; " -&gt; ";</text:p>
      <text:p text:style-name="Standard">for (const char&amp; attr : fd.rhs) {</text:p>
      <text:p text:style-name="Standard">cout &lt;&lt; attr;</text:p>
      <text:p text:style-name="Standard">}</text:p>
      <text:p text:style-name="Standard">cout &lt;&lt; "\n";</text:p>
      <text:p text:style-name="Standard">}</text:p>
      <text:p text:style-name="Standard">}</text:p>
      <text:p text:style-name="Standard">}</text:p>
      <text:p text:style-name="Standard">void runNormalization() {</text:p>
      <text:p text:style-name="Standard">inputAttributes();</text:p>
      <text:p text:style-name="Standard">inputCandidateKey();</text:p>
      <text:p text:style-name="Standard">inputFunctionalDependencies();</text:p>
      <text:p text:style-name="Standard">normalize2NF();</text:p>
      <text:p text:style-name="Standard">normalize3NF();</text:p>
      <text:p text:style-name="Standard">normalizeBCNF();</text:p>
      <text:p text:style-name="Standard">}</text:p>
      <text:p text:style-name="Standard">};</text:p>
      <text:p text:style-name="Standard">int main() {</text:p>
      <text:p text:style-name="Standard">Normalization norm;</text:p>
      <text:p text:style-name="Standard">norm.runNormalization();</text:p>
      <text:p text:style-name="Standard">return 0;</text:p>
      <text:p text:style-name="Standard">}</text:p>
      <text:p text:style-name="Standard"/>
      <text:p text:style-name="P1"><text:soft-page-break/></text:p>
      <text:p text:style-name="P1"/>
      <text:p text:style-name="P1"/>
      <text:p text:style-name="P1"/>
      <text:p text:style-name="Standard"><text:span text:style-name="T1">Solution:</text:span></text:p>
      <text:p text:style-name="Standard">Enter number of attributes: 5</text:p>
      <text:p text:style-name="Standard">Enter attributes (single character each): A B C D E</text:p>
      <text:p text:style-name="Standard">Enter number of attributes in the candidate key: 2</text:p>
      <text:p text:style-name="Standard">Enter candidate key attributes: A B</text:p>
      <text:p text:style-name="Standard">Enter number of functional dependencies: 3</text:p>
      <text:p text:style-name="Standard">Enter functional dependencies in the format A-&gt;B:</text:p>
      <text:p text:style-name="Standard">A-&gt;C</text:p>
      <text:p text:style-name="Standard">B-&gt;D</text:p>
      <text:p text:style-name="Standard">AB-&gt;E</text:p>
      <text:p text:style-name="Standard">Decomposition to 2NF:</text:p>
      <text:p text:style-name="Standard">Decomposition to 3NF:</text:p>
      <text:p text:style-name="Standard">Decompose relation due to violation of 3NF: A -&gt; C</text:p>
      <text:p text:style-name="Standard">Decompose relation due to violation of 3NF: B -&gt; D</text:p>
      <text:p text:style-name="Standard">Decomposition to BCNF:</text:p>
      <text:p text:style-name="Standard">Decompose relation due to violation of BCNF: A -&gt; C</text:p>
      <text:p text:style-name="Standard">Decompose relation due to violation of BCNF: B -&gt; 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31:39.171682264</meta:creation-date>
    <dc:date>2024-10-17T15:34:03.987683455</dc:date>
    <meta:editing-duration>PT2M25S</meta:editing-duration>
    <meta:editing-cycles>1</meta:editing-cycles>
    <meta:document-statistic meta:table-count="0" meta:image-count="0" meta:object-count="0" meta:page-count="4" meta:paragraph-count="160" meta:word-count="583" meta:character-count="3410" meta:non-whitespace-character-count="2987"/>
    <meta:generator>LibreOffice/7.3.7.2$Linux_X86_64 LibreOffice_project/30$Build-2</meta:generator>
  </office:meta>
</office:document-meta>
</file>